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list-style-name="L3"/>
    <style:style style:name="P3" style:family="paragraph" style:parent-style-name="Standard" style:list-style-name="L4"/>
    <style:style style:name="P4" style:family="paragraph" style:parent-style-name="Standard" style:master-page-name="Standard">
      <style:paragraph-properties style:page-number="auto"/>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text-underline-style="none" fo:font-weight="normal" style:font-weight-asian="normal" style:font-weight-complex="normal"/>
    </style:style>
    <style:style style:name="P7" style:family="paragraph" style:parent-style-name="Standard">
      <style:paragraph-properties fo:padding="0.0291in" fo:border-left="none" fo:border-right="none" fo:border-top="none" fo:border-bottom="0.0008in solid #000000" style:join-border="false"/>
    </style:style>
    <style:style style:name="P8" style:family="paragraph" style:parent-style-name="Standard">
      <style:paragraph-properties fo:padding-left="0in" fo:padding-right="0in" fo:padding-top="0.0138in" fo:padding-bottom="0.0138in" fo:border-left="none" fo:border-right="none" fo:border-top="0.0693in solid #00000a" fo:border-bottom="0.0693in solid #00000a"/>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padding-left="0in" fo:padding-right="0in" fo:padding-top="0.0138in" fo:padding-bottom="0.0138in" fo:border-left="none" fo:border-right="none" fo:border-top="0.0102in solid #00000a" fo:border-bottom="0.0102in solid #00000a"/>
    </style:style>
    <style:style style:name="P11" style:family="paragraph" style:parent-style-name="Standard">
      <style:paragraph-properties fo:margin-left="2.5in" fo:margin-right="0in" fo:text-indent="-2.5in" style:auto-text-indent="false"/>
    </style:style>
    <style:style style:name="P12" style:family="paragraph" style:parent-style-name="Standard">
      <style:paragraph-properties fo:margin-left="1.5in" fo:margin-right="0in" fo:text-indent="-1.5in" style:auto-text-indent="false">
        <style:tab-stops/>
      </style:paragraph-properties>
    </style:style>
    <style:style style:name="P13" style:family="paragraph" style:parent-style-name="Standard">
      <style:paragraph-properties fo:margin-left="1.5in" fo:margin-right="0in" fo:text-indent="-1.5in" style:auto-text-indent="false">
        <style:tab-stops/>
      </style:paragraph-properties>
    </style:style>
    <style:style style:name="P14" style:family="paragraph" style:parent-style-name="List_20_Paragraph" style:list-style-name="WWNum1"/>
    <style:style style:name="P15" style:family="paragraph" style:parent-style-name="List_20_Paragraph">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9"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10" style:num-suffix="." style:num-format="1">
        <style:list-level-properties text:list-level-position-and-space-mode="label-alignment">
          <style:list-level-label-alignment text:label-followed-by="listtab" fo:text-indent="-0.25in" fo:margin-left="-0.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9" style:num-suffix="." style:num-format="1">
        <style:list-level-properties text:list-level-position-and-space-mode="label-alignment">
          <style:list-level-label-alignment text:label-followed-by="listtab" fo:text-indent="-0.25in"/>
        </style:list-level-properties>
      </text:list-level-style-number>
      <text:list-level-style-number text:level="1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Setup<text:line-break/></text:span></text:p>
      <text:p text:style-name="Standard"><text:span text:style-name="T5">Army requires a designated task force leader:</text:span></text:p>
      <text:list xml:id="list43502922" text:style-name="L3">
        <text:list-item>
          <text:list>
            <text:list-item>
              <text:list>
                <text:list-item>
                  <text:p text:style-name="P2"><text:span text:style-name="T5">A General (standard)</text:span></text:p>
                </text:list-item>
                <text:list-item>
                  <text:p text:style-name="P2"><text:span text:style-name="T5">A Second (acting in as a general)</text:span></text:p>
                </text:list-item>
                <text:list-item>
                  <text:p text:style-name="P2"><text:span text:style-name="T5">An Assassin (this choice makes this a specialty mission)</text:span></text:p>
                </text:list-item>
                <text:list-item>
                  <text:p text:style-name="P2"><text:span text:style-name="T5">A Leader (this choice makes it a specialty mission, a specific scenario, or tutorial level skirmish).</text:span></text:p>
                </text:list-item>
              </text:list>
            </text:list-item>
          </text:list>
        </text:list-item>
      </text:list>
      <text:p text:style-name="Standard"><text:span text:style-name="T5"/></text:p>
      <text:p text:style-name="Standard"><text:span text:style-name="T5">Levels of play:</text:span></text:p>
      <text:list xml:id="list43526171" text:style-name="L4">
        <text:list-item>
          <text:list>
            <text:list-item>
              <text:list>
                <text:list-item>
                  <text:p text:style-name="P3"><text:span text:style-name="T5">Tutorial skirmish:<text:tab/>1 to 3 squads, no actual task force leader required, typically <text:tab/><text:tab/><text:tab/>for teaching purposes.</text:span></text:p>
                </text:list-item>
                <text:list-item>
                  <text:p text:style-name="P3"><text:span text:style-name="T5">Bare battle:<text:tab/><text:tab/>A General or Second and 2 units, not including bodyguard.</text:span></text:p>
                </text:list-item>
                <text:list-item>
                  <text:p text:style-name="P3"><text:span text:style-name="T5">Specialty Mission:<text:tab/>Any task force leader and at least 3 units.</text:span></text:p>
                </text:list-item>
                <text:list-item>
                  <text:p text:style-name="P3"><text:span text:style-name="T5">Skirmish:<text:tab/><text:tab/>A General and at least 5 units.</text:span></text:p>
                </text:list-item>
                <text:list-item>
                  <text:p text:style-name="P3"><text:span text:style-name="T5">Battle:<text:tab/><text:tab/><text:tab/>A General and Second, and at least 5 units.</text:span></text:p>
                </text:list-item>
                <text:list-item>
                  <text:p text:style-name="P3"><text:span text:style-name="T5">War:<text:tab/><text:tab/><text:tab/>At least two individual “Battle” groups.</text:span></text:p>
                </text:list-item>
                <text:list-item>
                  <text:p text:style-name="P3"><text:span text:style-name="T5">All-Out-War:<text:tab/><text:tab/>Use every available unit choice.</text:span></text:p>
                </text:list-item>
                <text:list-item>
                  <text:p text:style-name="P3"><text:span text:style-name="T5">Epic War:<text:tab/><text:tab/>Two “All-Out-War” groups.</text:span></text:p>
                </text:list-item>
              </text:list>
            </text:list-item>
          </text:list>
        </text:list-item>
      </text:list>
      <text:p text:style-name="Standard"/>
      <text:p text:style-name="P4"><text:span text:style-name="T3">General<text:line-break/></text:span><text:line-break/>There are 6 phases during a player’s turn:</text:p>
      <text:p text:style-name="Standard"/>
      <text:list xml:id="list41193959" text:style-name="WWNum1">
        <text:list-item>
          <text:p text:style-name="P14"><text:s/>Non-combat moves: <text:s/></text:p>
          <text:list>
            <text:list-item>
              <text:p text:style-name="P14">Models are moved up to their allotted amount, but must remain outside of 1” from any enemy models.</text:p>
            </text:list-item>
          </text:list>
        </text:list-item>
        <text:list-item>
          <text:p text:style-name="P14">Shooting Combat: <text:s/></text:p>
          <text:list>
            <text:list-item>
              <text:p text:style-name="P14">Models pick targets and proceed to attempt to roll to hit against the targets based on the range and strength of the weapon.</text:p>
            </text:list-item>
          </text:list>
        </text:list-item>
        <text:list-item>
          <text:p text:style-name="P14">Combat moves: <text:s text:c="2"/></text:p>
          <text:list>
            <text:list-item>
              <text:p text:style-name="P14">Models may move up to half their allotted amount rounded down</text:p>
            </text:list-item>
            <text:list-item>
              <text:p text:style-name="P14">Charging: Models may move up to their entire allotted amount if it brings them within 1” of an enemy model.</text:p>
            </text:list-item>
          </text:list>
        </text:list-item>
        <text:list-item>
          <text:p text:style-name="P14">Stand and Shoot:</text:p>
          <text:list>
            <text:list-item>
              <text:p text:style-name="P14">Before the first round of combat begins, the unit being assaulted may choose to fire their ranged weapons instead of engaging in melee with close combat.</text:p>
            </text:list-item>
            <text:list-item>
              <text:p text:style-name="P14">If the unit being assaulted has a weapon with an area of effect, then they may choose to fire immediately after a Charge is declared, and measured to determine it is successful.</text:p>
            </text:list-item>
          </text:list>
        </text:list-item>
        <text:list-item>
          <text:p text:style-name="P14">Melee Combat: <text:s/></text:p>
          <text:list>
            <text:list-item>
              <text:p text:style-name="P14">Enemies within 1” of an enemy model are considered “in combat”.</text:p>
            </text:list-item>
            <text:list-item>
              <text:p text:style-name="P14">Models that did not “stand and shoot” make attacks in melee combat.</text:p>
            </text:list-item>
          </text:list>
        </text:list-item>
        <text:list-item>
          <text:p text:style-name="P14">Morale:</text:p>
          <text:list>
            <text:list-item>
              <text:p text:style-name="P14">A squad that lost 25% of its current model number this turn must take a morale test.</text:p>
            </text:list-item>
            <text:list-item>
              <text:p text:style-name="P14">A squad losing 50% of its current model number this turn must take a morale test at 50% morale, rounded down.</text:p>
            </text:list-item>
            <text:list-item>
              <text:p text:style-name="P14">A squad losing 75% of its current model number this turn must take a morale test at 25% morale, rounded down.</text:p>
            </text:list-item>
          </text:list>
        </text:list-item>
      </text:list>
      <text:p text:style-name="P15"/>
      <text:p text:style-name="P4"><text:span text:style-name="T3">General Movement</text:span></text:p>
      <text:p text:style-name="Standard"><text:span text:style-name="T3"/></text:p>
      <text:p text:style-name="Standard">Models normally move up to their allotted non-combat movement during the non-combat movement phase.</text:p>
      <text:p text:style-name="Standard">Models may move their allotted combat movement if it would move them into combat with enemy models.</text:p>
      <text:p text:style-name="Standard"><text:span text:style-name="T1">Hindered movement:</text:span> </text:p>
      <text:p text:style-name="Standard"><text:s/>If models are hindered for any reason, roll one D6 per 5”. <text:s text:c="2"/>(i.e. 2 D6” for 10” of allotted movement)</text:p>
      <text:p text:style-name="Standard">------------------------------------------------------------------------------------------------------------------------------------------</text:p>
      <text:p text:style-name="Standard">Option 1: <text:s/>Models may only move up to their allotted movement</text:p>
      <text:p text:style-name="P7"><text:span text:style-name="T1">Option 2:</text:span> <text:s/>Models may move up to the full amount of inches rolled.<text:line-break/>(models moving farther than allotted will be penalized with Faulty Fire.)</text:p>
      <text:p text:style-name="P5"/>
      <text:p text:style-name="P4"><text:span text:style-name="T3">General Shooting Rules</text:span></text:p>
      <text:p text:style-name="Standard"><text:span text:style-name="T3"/></text:p>
      <text:p text:style-name="Standard">All models fire independently.</text:p>
      <text:p text:style-name="Standard"/>
      <text:p text:style-name="Standard">“Threat Priority”: <text:s/>Fire at the closest enemy or the largest visible enemy.</text:p>
      <text:p text:style-name="Standard"><text:tab/>This allows models with specified weaponry to target necessary objectives.</text:p>
      <text:p text:style-name="Standard">Sight: <text:s/>Models (tentatively) have a 20” range of sight, further sight requires special weapon systems</text:p>
      <text:p text:style-name="Standard"/>
      <text:p text:style-name="Standard">“Casualty Rolling” / Damage: <text:s/>Strength of weapon minus target’s defense equals probability to injure on dice (Str-Def = Dam)</text:p>
      <text:p text:style-name="Standard"/>
      <text:p text:style-name="Standard">Defense Note: <text:s/>Strongest armor class would be a 6 (i.e. 12-6 = 6 to Damage)</text:p>
      <text:p text:style-name="P8">6 Fail,1 Pass system: <text:s/>For a D6 system, due to individual design, not super imposed over rules system.</text:p>
      <text:p text:style-name="Standard">Low Roll system: <text:s text:c="2"/>1 is better than a 6</text:p>
      <text:p text:style-name="Standard"/>
      <text:p text:style-name="Standard">Squad fire by “Threat Priority”, meaning that all members fire at the closest squad of infantry, or the next closest squad of a larger size (size, not number)</text:p>
      <text:p text:style-name="P9">(e.g. Heavy Weapons could fire at the vehicle supporting the targeted squad from its rear)</text:p>
      <text:p text:style-name="P9"/>
      <text:p text:style-name="Standard">Split Fire: <text:s/>Squad members fire individually, but are subject to standard “Threat Priority”. <text:s/>This requires the opponent to have supporting vehicles in range or multiple squads equidistant to the firing squad for “Split Fire” to be relevant.</text:p>
      <text:p text:style-name="Standard"/>
      <text:p text:style-name="Standard">Enemy squads within 10” are “equidistant”.</text:p>
      <text:p text:style-name="Standard"/>
      <text:p text:style-name="Standard">Only enemies visible to the firing model are eligible for casualties.</text:p>
      <text:p text:style-name="Standard"><text:tab/>i.e. Those three guys behind the wall are safe even if the other 7 are killed 3 times each.</text:p>
      <text:p text:style-name="Standard"><text:tab/>i.e. Those three guys in the open do not carry casualties over to the 7 members that made <text:tab/><text:tab/>it to the bunker.</text:p>
      <text:p text:style-name="Standard"/>
      <text:p text:style-name="Standard">***Roll to hit system.</text:p>
      <text:p text:style-name="Standard"/>
      <text:p text:style-name="P10">Option 1: <text:s/>Use the Firing statistic to determine what the model needs in order to hit the enemy with a ranged weapon.</text:p>
      <text:p text:style-name="Standard"/>
      <text:p text:style-name="P4"><text:span text:style-name="T3">General Melee</text:span></text:p>
      <text:p text:style-name="Standard"><text:span text:style-name="T3"/></text:p>
      <text:p text:style-name="Standard">Low Roll System: <text:s/>1 is better than 6</text:p>
      <text:p text:style-name="Standard"/>
      <text:p text:style-name="Standard">“Attack Rolling”: <text:s/>(Skill – Agility) = Probability to hit on a D6</text:p>
      <text:p text:style-name="Standard"/>
      <text:p text:style-name="Standard">“Casualty Rolling”: <text:s/>(Strength – Defense) = Probability to injure on a D6</text:p>
      <text:p text:style-name="Standard"/>
      <text:p text:style-name="Standard">”Fate Rolling”: <text:s/>Roll based on the model’s luck may prevent a casualty</text:p>
      <text:p text:style-name="Standard"><text:tab/> Roll on D6 equal to or lower than the model’s luck to “Fate Out” of a situation</text:p>
      <text:p text:style-name="Standard"><text:tab/></text:p>
      <text:p text:style-name="P5">Armor, Undead, Non-Living, Psychic Ability, etc. add to Luck when equipped</text:p>
      <text:p text:style-name="P5"/>
      <text:p text:style-name="P4"><text:span text:style-name="T3">Infantry</text:span></text:p>
      <text:p text:style-name="Standard"><text:span text:style-name="T3"/></text:p>
      <text:p text:style-name="Standard">Infantry: <text:s/>Basic to Elite footmen</text:p>
      <text:p text:style-name="Standard">Infantry movement: <text:s/>up to 5” combat or non-combat movement</text:p>
      <text:p text:style-name="Standard"/>
      <text:p text:style-name="Standard">Heavy Infantry: Heavily armored or equipped Infantry.</text:p>
      <text:p text:style-name="Standard">Infantry designated as “Heavy” are either too large or require compensation: <text:s/>may never move @ double speed, albeit in a “Heavy Transport”</text:p>
      <text:p text:style-name="Standard">“Heavy Infantry” are “Steady”: <text:s/>do not modify to-hit when moving</text:p>
      <text:p text:style-name="Standard"/>
      <text:p text:style-name="Standard">Large Infantry: Over-sized infantry members (e.g. Grand Daemons or Elementals)</text:p>
      <text:p text:style-name="P5">“Large Infantry” are too large to be confined in a transport, unless it is a prisoner transport.</text:p>
      <text:p text:style-name="Standard">“Large Infantry” are Infantry models that are extremely (“Bulky”) large &amp; may screen Heavy and Basic Infantry.</text:p>
      <text:p text:style-name="Standard"/>
      <text:p text:style-name="Standard">All models are considered “Infantry” unless otherwise stated. <text:s/>Therefore vehicles are not infantry as they are designated as “Vehicles”.</text:p>
      <text:p text:style-name="Standard"/>
      <text:p text:style-name="Standard">Models that are assigned equipment may change their troop type designation, such as Mobile Infantry and Cavalry.</text:p>
      <text:p text:style-name="P5"/>
      <text:p text:style-name="P4"><text:span text:style-name="T3">Independent Characters</text:span></text:p>
      <text:p text:style-name="Standard"><text:span text:style-name="T3"/></text:p>
      <text:p text:style-name="Standard">Independent Characters are mainly Generals and Assassins.</text:p>
      <text:p text:style-name="Standard"/>
      <text:p text:style-name="Standard">A “last man standing” will be an Independent Character whether or not it has morale left.</text:p>
      <text:p text:style-name="Standard">Independent Characters move as infantry, mobile infantry, or cavalry as equipped.</text:p>
      <text:p text:style-name="Standard"/>
      <text:p text:style-name="Standard">If an Independent Character is considered a beast at any point, it will act as a beast in addition to its specific Independent Character.</text:p>
      <text:p text:style-name="Standard"/>
      <text:p text:style-name="Standard">Independent Characters are NEVER part of a squad, however any squad within 1” or less counts as screening the model. <text:s/>This only applies to beasts if all the models involved are beasts.</text:p>
      <text:p text:style-name="Standard">3 or more Independent Characters within a 2” difference of one another will count as a “grouping”, and this “grouping” should be counted as a squad when other models are targeting any of the models in the squad of Independent Characters. <text:s/>This only applies to beasts if all the models involved are beasts.</text:p>
      <text:p text:style-name="Standard"/>
      <text:p text:style-name="Standard">Independent Characters may only be screened by like models, or “larger” models:</text:p>
      <text:p text:style-name="P5">Infantry -&gt; <text:s/>Mobile Infantry -&gt; <text:s/>Heavy Infantry -&gt; <text:s/>Calvary -&gt; <text:s/>Large Infantry -&gt; <text:s/>Armor</text:p>
      <text:p text:style-name="P5"/>
      <text:p text:style-name="P4"><text:span text:style-name="T3">Mobile Infantry</text:span></text:p>
      <text:p text:style-name="Standard"/>
      <text:p text:style-name="Standard">Mobile Infantry consist of basic infantry with an item to increase (up to double, 10”) their (non-combat) movement</text:p>
      <text:p text:style-name="Standard"/>
      <text:p text:style-name="Standard">Mobile Infantry movement: up to 10”</text:p>
      <text:p text:style-name="Standard"/>
      <text:p text:style-name="Standard">Mobile Infantry charge: <text:s/>up to 5” into combat</text:p>
      <text:p text:style-name="Standard">“Burn in”:<text:tab/><text:tab/>Mobile infantry may choose to charge up to 10”, but are required to allow the opponent to choose whether to designate one model per “Burn in” to attempt to skewer the model “Burning in”.</text:p>
      <text:p text:style-name="Standard"/>
      <text:p text:style-name="Standard">Mobile Infantry firing: <text:s/>lower to-hit @ double speed (exceeding 5”)</text:p>
      <text:p text:style-name="Standard"/>
      <text:p text:style-name="P5">Faulty Fire Movement: <text:s/>if a model moves past 10” its to-hit roll is modified</text:p>
      <text:p text:style-name="P5"/>
      <text:p text:style-name="P4"><text:span text:style-name="T3">Calvary Page</text:span></text:p>
      <text:p text:style-name="Standard"><text:span text:style-name="T3"/></text:p>
      <text:p text:style-name="Standard">Cavalry consists of infantry models mounted on light-weight, single-crewed steeds or technology</text:p>
      <text:p text:style-name="Standard"><text:tab/>Examples: <text:s text:c="2"/>Bikes, Hover Bikes, Go-Carts, Hang Gliders, Mini-Copters, Animals</text:p>
      <text:p text:style-name="Standard"/>
      <text:p text:style-name="Standard">Cavalry movement: <text:s/>5” move</text:p>
      <text:p text:style-name="Standard"/>
      <text:p text:style-name="Standard">Cavalry charge: <text:s/>10” move into combat</text:p>
      <text:p text:style-name="Standard">Cavalry charging more that 5” are considered to be on a dedicated charge. <text:s/>The opponent is allow to designate spears to attempt to “Skewer” against Cavalry on a dedicated charge.</text:p>
      <text:p text:style-name="Standard"/>
      <text:p text:style-name="Standard">Cavalry firing: <text:s/>“Steady”-fire as normal during double speed (exceeding 5”).</text:p>
      <text:p text:style-name="Standard"/>
      <text:p text:style-name="P5">Faulty Fire Movement: <text:s/>Anytime a Cavalry unit exceeds a movement of 10” modifies its to-hit rolls, if a to-hit roll is available.</text:p>
      <text:p text:style-name="P5"/>
      <text:p text:style-name="P4"><text:span text:style-name="T3">Dependent Models / Attatchments</text:span></text:p>
      <text:p text:style-name="Standard"/>
      <text:p text:style-name="Standard">Weapons Platforms / Artillery - <text:tab/>Allow an advanced weapon to fire</text:p>
      <text:p text:style-name="Standard"/>
      <text:p text:style-name="P11">Prisoners and VIPs (Protectorates)-<text:tab/>non-combatant, plus one member of the squad must become a non-combatant as the handler (required)</text:p>
      <text:p text:style-name="P11"/>
      <text:p text:style-name="P11">Slaves and Pets (Expendables)-<text:tab/>non-combatant, plus one member of the squad must become a non-combatant as the handler (dispensable)</text:p>
      <text:p text:style-name="P11"/>
      <text:p text:style-name="P11">Towed Vehicle-<text:tab/>one vehicle “drags” another vehicle, which becomes a non-combatant</text:p>
      <text:p text:style-name="P11"/>
      <text:p text:style-name="P11">Dependent (infantry) models in vehicles take an additional space (for security reasons)</text:p>
      <text:p text:style-name="P11"/>
      <text:p text:style-name="Standard">Vehicles can be dependent if designed for an external operator (artillery), being “towed”, or under <text:s/>automation failure.</text:p>
      <text:p text:style-name="Standard"/>
      <text:p text:style-name="Standard">Dependent models stay within 1” of their handler.</text:p>
      <text:p text:style-name="Standard"/>
      <text:p text:style-name="Standard"><text:span text:style-name="T2">Non-Combatants</text:span></text:p>
      <text:p text:style-name="Standard">These will generally be Prisoners, VIPs, Slaves / Servants / Pets.</text:p>
      <text:p text:style-name="Standard">These do include downed vehicles and handlers.</text:p>
      <text:p text:style-name="Standard"/>
      <text:p text:style-name="Standard">Handlers are non-combatants that are specifically designated to handle a dependent model. <text:s/>If the dependent model is killed, then the handler becomes a combatant as normal.</text:p>
      <text:p text:style-name="Standard"/>
      <text:p text:style-name="Standard">Protectorates must have a handler if anyone from the assigned squad is still alive.</text:p>
      <text:p text:style-name="Standard"/>
      <text:p text:style-name="P5">Expendables “escape” as soon as the handler is killed, or the handler “releases” the dependent to become a combatant.</text:p>
      <text:p text:style-name="P5"/>
      <text:p text:style-name="P4"><text:span text:style-name="T3">Beast</text:span></text:p>
      <text:p text:style-name="Standard"><text:span text:style-name="T3"/></text:p>
      <text:p text:style-name="Standard">Beasts: <text:s/>Generally wild, large, furry, pointy or just dangerous</text:p>
      <text:p text:style-name="Standard"/>
      <text:p text:style-name="Standard">Dependent Beasts: <text:s/>Require a Handler, without which they will dissipate</text:p>
      <text:p text:style-name="Standard"/>
      <text:p text:style-name="Standard">Wild: <text:s/>Beasts are considered “Wild” and must move towards the closest enemy every turn and proceed to charge if possible.</text:p>
      <text:p text:style-name="Standard">Beasts very generally do not have the proper mind-set to work machines / technology and are not normally granted such luxuries. <text:s/>Exceptions being independent characters or, possibly, squad leaders.</text:p>
      <text:p text:style-name="Standard"/>
      <text:p text:style-name="Standard">Beast Movement: <text:s/>Up to 5” non-combat.</text:p>
      <text:p text:style-name="Standard"/>
      <text:p text:style-name="Standard">Beast Charge: <text:s/>Up to 10” into combat.</text:p>
      <text:p text:style-name="Standard"/>
      <text:p text:style-name="Standard">Dependent Beasts may be “let off the leash” for combat moves.</text:p>
      <text:p text:style-name="P5">“Let off the Leash”: <text:s/>A dependent beast may make a combat move without the rest of its squad. <text:s/>This means, if the dependent beast lives, it does combat on its own for the owner’s turn and the opponent’s following turn until the owner’s following turn where the rest of the squad must be move into coherency with the Dependent Beast and / or combat, whether or not the beast is alive, with the previously charged squad. <text:s/>The squad the dependent beast belonged to is not allowed to move or fire on the turn after the Dependent Beasts are “Let off the Leash” unless the enemy is killed, except to rally on the Dependent Beast(s).</text:p>
      <text:p text:style-name="P5"/>
      <text:p text:style-name="P4"><text:span text:style-name="T3">Ranged Weapons pivot!!!</text:span></text:p>
      <text:p text:style-name="Standard"><text:tab/>There is a ranged weapons chart which to refer.</text:p>
      <text:p text:style-name="P5"/>
      <text:p text:style-name="P5"/>
      <text:p text:style-name="P5"/>
      <text:p text:style-name="P5">Target:<text:tab/><text:tab/><text:tab/>Target weapons ignore screening and Threat Priority.</text:p>
      <text:p text:style-name="P5">Area:<text:tab/><text:tab/><text:tab/>These weapons do damage to a limited area of ground.</text:p>
      <text:p text:style-name="P5">Spread:<text:tab/><text:tab/>These weapons do damage to a limited area or ground consecutive to the <text:tab/><text:tab/><text:tab/><text:tab/>firer.</text:p>
      <text:p text:style-name="P4"><text:span text:style-name="T3">Melee Weapons</text:span></text:p>
      <text:p text:style-name="Standard"><text:span text:style-name="T3"/></text:p>
      <text:p text:style-name="Standard">Generally one-handed, the weapon confers the user’s strength during combat.</text:p>
      <text:p text:style-name="Standard"><text:tab/>Examples: <text:s/>Sticks, swords, axes, rocks, claws, spears</text:p>
      <text:p text:style-name="P12"/>
      <text:p text:style-name="P12">Great Weapons: <text:s/><text:tab/>Large, two-handed weapons that confer a +1 modification of the Strength of the wielder during combat.</text:p>
      <text:p text:style-name="P12"/>
      <text:p text:style-name="P12">Dual Wielding: <text:s/><text:tab/>The wielder is armed with a weapon in either hand, giving a +1 modification to the Attack of the wielder during combat.</text:p>
      <text:p text:style-name="Standard"/>
      <text:p text:style-name="Standard">Psychic Weapons: <text:s/>Weapons that channel the wielder’s psychic energy.</text:p>
      <text:p text:style-name="Standard"><text:tab/>Psychic Amplifier: <text:s/>Doubles the Strength of the wielder.</text:p>
      <text:p text:style-name="P5"><text:tab/>Psychic Array: <text:s/>Doubles the Attack of the wielder.</text:p>
      <text:p text:style-name="P5"/>
      <text:p text:style-name="P5">Reach:<text:tab/><text:tab/><text:tab/>A weapon with extended range, adds +1” to melee range.</text:p>
      <text:p text:style-name="P5"/>
      <text:p text:style-name="P5"/>
      <text:p text:style-name="P5">“Skewer”:<text:tab/><text:tab/>This applies to models designated to deal with charging enemy models traveling slightly faster than would be safe. <text:s/>It can apply in the following ways:</text:p>
      <text:p text:style-name="P5"><text:tab/></text:p>
      <text:p text:style-name="P5"><text:tab/>1) <text:s/>Against Calvalry:<text:tab/><text:tab/>Infantry with “Reach” weapons may attempt to “Skewer” <text:tab/><text:tab/><text:tab/><text:tab/><text:tab/>Cavalry on a 3 or less.</text:p>
      <text:p text:style-name="P5"><text:tab/><text:tab/>a) <text:s/>On a 1, the model is casualty.</text:p>
      <text:p text:style-name="P5"><text:tab/><text:tab/>b) <text:s/>On a 2 or 3, the equipment which makes the model Calvalry is destroyed. <text:s/><text:tab/><text:tab/><text:tab/>Resolve this attack as if accurate.</text:p>
      <text:p text:style-name="P5"><text:tab/>2) <text:s/>Against Mobile Infantry:<text:tab/>Infantry may attempt to “Skewer” Mobile Infantry</text:p>
      <text:p text:style-name="P5"><text:tab/><text:tab/>a) <text:s/>Infantry with “Reach” weapons may attempt to “Skewer” Mobile Infantry as if <text:tab/><text:tab/><text:tab/>they were cavalry.</text:p>
      <text:p text:style-name="P5"><text:tab/><text:tab/>b) <text:s/>Infantry without “Reach” weapons may attempt to “Skewer” Mobile Infantry</text:p>
      <text:p text:style-name="P5"><text:tab/><text:tab/><text:tab/>1. <text:s/>On a 1, the model is a casualty.</text:p>
      <text:p text:style-name="P5"><text:tab/><text:tab/><text:tab/>2. <text:s/>On a 2, the equipment which makes the model Mobile Infantry is <text:tab/><text:tab/><text:tab/><text:tab/>destroyed. <text:s/>Resolve this attack as if accurate.</text:p>
      <text:p text:style-name="P5"/>
      <text:p text:style-name="P5"><text:span text:style-name="T3"/></text:p>
      <text:p text:style-name="P4"><text:span text:style-name="T3">Armor / Vehicles</text:span></text:p>
      <text:p text:style-name="Standard"><text:span text:style-name="T3"/></text:p>
      <text:p text:style-name="Standard">Movement:<text:tab/>Vehicles will move independently, regardless of grouping, formations, or crew.</text:p>
      <text:p text:style-name="Standard"/>
      <text:p text:style-name="Standard">Vehicles move at double speed (up to 10”), unless designated as “Slow” or “Fast”.</text:p>
      <text:p text:style-name="Standard"><text:tab/>Slow Vehicles are “Steady” but are restricted to no more than 5” movement without <text:tab/><text:tab/>penalties.</text:p>
      <text:p text:style-name="Standard"><text:tab/>Fast Vehicles are specifically designated as being able to move faster than 10” without <text:tab/><text:tab/>penalties.</text:p>
      <text:p text:style-name="Standard"/>
      <text:p text:style-name="Standard">Vehicles are “Bulky” &amp; will screen infantry, unless the vehicle is designated as “Petite”.</text:p>
      <text:p text:style-name="Standard"/>
      <text:p text:style-name="Standard">Vehicles moving @ double or more speed (10”+) will modify shooter’s to-hit rolls.</text:p>
      <text:p text:style-name="Standard"/>
      <text:p text:style-name="Standard">Vehicles designated as a “Transport” may load basic infantry up to designated number.</text:p>
      <text:p text:style-name="Standard"/>
      <text:p text:style-name="Standard">Specifically designated “Heavy Transports” may load Heavy Infantry (at one additional slot per model).</text:p>
      <text:p text:style-name="Standard"/>
      <text:p text:style-name="Standard">Independent Beasts require one additional slot when loading a transport vehicle.</text:p>
      <text:p text:style-name="Standard"/>
      <text:p text:style-name="Standard">Dependents (including Beasts) may be loaded on a transport, but take one additional slot;</text:p>
      <text:p text:style-name="Standard"><text:tab/>Dependents must be allowable infantry sized models</text:p>
      <text:p text:style-name="Standard"/>
      <text:p text:style-name="P6">Armor in squads must be within 2” of another piece of Armor in the squad.</text:p>
      <text:p text:style-name="P5"><text:span text:style-name="T3"/></text:p>
      <text:p text:style-name="P4"><text:span text:style-name="T3">Buildings:</text:span></text:p>
      <text:p text:style-name="Standard"><text:span text:style-name="T3"/></text:p>
      <text:p text:style-name="P1">Buildings count as stationary vehicles.</text:p>
      <text:p text:style-name="P1"/>
      <text:p text:style-name="P1">Each wall of a building, to include floors and ceilings counts as a vehicle for purposes of determining damage done to the building.</text:p>
      <text:p text:style-name="P1"/>
      <text:p text:style-name="P1">Square buildings:</text:p>
      <text:p text:style-name="P1">Two consecutive sides destroyed will cause the building to “fall over” in the direction of the shared corner. <text:s/>The damage path is an area the height of the building (minus one floor, i.e. a one-story falls “in” on itself) by the width of the building from corner to corner of the two corners adjacent to the direction of the damage path. <text:s/>The damage path itself begins on a line drawn between those two corners.</text:p>
      <text:p text:style-name="P1"/>
      <text:p text:style-name="P1">Triangle buildings:</text:p>
      <text:p text:style-name="P1">Follows the same rules for rectangle buildings, but the remaining wall will always fall towards the building's center.</text:p>
      <text:p text:style-name="P1"/>
      <text:p text:style-name="P1">Circle buildings:</text:p>
      <text:p text:style-name="P1">These should have designated structure points to make it an effective rectangular building.</text:p>
      <text:p text:style-name="P1"/>
      <text:p text:style-name="P1">Polygon buildings:</text:p>
      <text:p text:style-name="P1">Follows all the rules for a Triangle building, but only falls once either only two consecutive walls remain or there are two or more destroyed walls between all remaining walls. <text:s/>In the latter case, the building falls in on itself, not toppling outside its designated space.</text:p>
      <text:p text:style-name="P1">i.e. a hexagon building with only two opposite walls remaining will fall “in” on itself.</text:p>
      <text:p text:style-name="Standard"><text:span text:style-name="T5">i.e. a 9-sided building with only three equidistant walls remaining will fall “in” on it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murai</meta:initial-creator>
    <dc:creator>Christopher Kemerait</dc:creator>
    <meta:editing-cycles>8</meta:editing-cycles>
    <meta:creation-date>2011-08-07T22:58:00</meta:creation-date>
    <dc:date>2012-06-25T23:48:59.15</dc:date>
    <meta:editing-duration>PT2H44M29S</meta:editing-duration>
    <meta:generator>OpenOffice.org/3.3$Win32 OpenOffice.org_project/330m20$Build-9567</meta:generator>
    <meta:document-statistic meta:table-count="0" meta:image-count="0" meta:object-count="0" meta:page-count="15" meta:paragraph-count="175" meta:word-count="2414" meta:character-count="144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